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eather System FlowNodes</text:h>
      <text:p text:style-name="P1"/>
      <text:h text:style-name="Heading_20_2" text:outline-level="2">WeatherSystem:WeatherSystem</text:h>
      <text:p text:style-name="Text_20_body">Provides information about the weather system's current status and allows to toggle it on or off. Toggling it this way will immidiately remove all weather effects spawned by the weather system and completely restore the level's weather.</text:p>
      <text:p text:style-name="Text_20_body"/>
      <text:h text:style-name="Heading_20_2" text:outline-level="2">WeatherSystem:ForceSituation</text:h>
      <text:p text:style-name="Text_20_body">Immediately forces a situation to be applied. No fadeout except for wind, rain and snow will happen. </text:p>
      <text:p text:style-name="Text_20_body"/>
      <text:h text:style-name="Heading_20_2" text:outline-level="2">WeatherSystem:ForceSituationChange</text:h>
      <text:p text:style-name="Text_20_body">Forces an immediate change of the weather, effectively setting the current situation's fade out time to the time specified in the flow node. If no name is specified, the weather system will choose an appropriate situation.</text:p>
      <text:p text:style-name="Text_20_body"><text:span text:style-name="T1"/></text:p>
      <text:h text:style-name="Heading_20_2" text:outline-level="2">WeatherSystem:SetNextSituation</text:h>
      <text:p text:style-name="Text_20_body">If the specified situation exists, sets it as the next one to be spawned ignoring any selection criteria.</text:p>
      <text:p text:style-name="Text_20_body"/>
      <text:h text:style-name="Heading_20_2" text:outline-level="2">WeatherSystem:FadeOutAndStop</text:h>
      <text:p text:style-name="Text_20_body">Fades out the current situation and stops the weather system. If KeepWeather is true, wind, rain and snow will remain in the level but no longer be updated.</text:p>
      <text:p text:style-name="Text_20_body"/>
      <text:h text:style-name="Heading_20_2" text:outline-level="2">WeatherSystem:IgnoreSituation</text:h>
      <text:p text:style-name="Text_20_body">The specified situation will be ignored or removed from the list of ignored situaions. Ignored situations will not be spawned. </text:p>
      <text:p text:style-name="Text_20_body"/>
      <text:h text:style-name="Heading_20_2" text:outline-level="2">WeatherSystem:SystemListener</text:h>
      <text:p text:style-name="Text_20_body">If turned on listens for events.</text:p>
      <text:p text:style-name="Text_20_body">OnSituationAboutToChange: 1/10<text:span text:style-name="T2">th</text:span> of time for current situation left. Outputs the actual time left.</text:p>
      <text:p text:style-name="Text_20_body">OnSituationChanging: A new situation is spawned now. Output the new situation's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32S</meta:editing-duration>
    <meta:editing-cycles>4</meta:editing-cycles>
    <meta:generator>OpenOffice/4.0.1$Win32 OpenOffice.org_project/401m5$Build-9714</meta:generator>
    <dc:date>2014-04-18T14:53:24.52</dc:date>
    <meta:document-statistic meta:table-count="0" meta:image-count="0" meta:object-count="0" meta:page-count="1" meta:paragraph-count="17" meta:word-count="197" meta:character-count="1390"/>
    <meta:user-defined meta:name="Info 1"/>
    <meta:user-defined meta:name="Info 2"/>
    <meta:user-defined meta:name="Info 3"/>
    <meta:user-defined meta:name="Info 4"/>
  </office:meta>
</office:document-meta>
</file>